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officeooo:paragraph-rsid="001b9cf1"/>
    </style:style>
    <style:style style:name="P3" style:family="paragraph" style:parent-style-name="Preformatted_20_Text">
      <style:text-properties officeooo:paragraph-rsid="001b9cf1"/>
    </style:style>
    <style:style style:name="P4" style:family="paragraph" style:parent-style-name="Text_20_body">
      <style:text-properties officeooo:paragraph-rsid="001b9cf1"/>
    </style:style>
    <style:style style:name="P5" style:family="paragraph" style:parent-style-name="Text_20_body">
      <style:text-properties officeooo:rsid="0019663a" officeooo:paragraph-rsid="0019663a"/>
    </style:style>
    <style:style style:name="P6" style:family="paragraph" style:parent-style-name="Text_20_body">
      <style:text-properties officeooo:rsid="001b9cf1" officeooo:paragraph-rsid="001b9cf1"/>
    </style:style>
    <style:style style:name="P7" style:family="paragraph" style:parent-style-name="Text_20_body" style:list-style-name="L1"/>
    <style:style style:name="P8" style:family="paragraph" style:parent-style-name="Text_20_body" style:list-style-name="L2">
      <style:text-properties officeooo:paragraph-rsid="00126f19"/>
    </style:style>
    <style:style style:name="P9" style:family="paragraph" style:parent-style-name="Text_20_body" style:list-style-name="L3">
      <style:text-properties officeooo:paragraph-rsid="00126f19"/>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5">
      <style:text-properties officeooo:paragraph-rsid="00176b46"/>
    </style:style>
    <style:style style:name="P13" style:family="paragraph" style:parent-style-name="Text_20_body" style:list-style-name="L5">
      <style:text-properties officeooo:paragraph-rsid="001b9cf1"/>
    </style:style>
    <style:style style:name="P14" style:family="paragraph" style:parent-style-name="Text_20_body" style:list-style-name="L6"/>
    <style:style style:name="T1" style:family="text">
      <style:text-properties officeooo:rsid="00126f19"/>
    </style:style>
    <style:style style:name="T2" style:family="text">
      <style:text-properties officeooo:rsid="0015fefa"/>
    </style:style>
    <style:style style:name="T3" style:family="text">
      <style:text-properties officeooo:rsid="00176b46"/>
    </style:style>
    <style:style style:name="T4" style:family="text">
      <style:text-properties officeooo:rsid="00184ddf"/>
    </style:style>
    <style:style style:name="T5" style:family="text">
      <style:text-properties officeooo:rsid="001a37bb"/>
    </style:style>
    <style:style style:name="T6" style:family="text">
      <style:text-properties officeooo:rsid="001b9cf1"/>
    </style:style>
    <style:style style:name="T7" style:family="text">
      <style:text-properties officeooo:rsid="001c3f99"/>
    </style:style>
    <style:style style:name="T8" style:family="text">
      <style:text-properties officeooo:rsid="001c7f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46in" fo:text-indent="-0.25in" fo:margin-left="2.8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46in" fo:text-indent="-0.25in" fo:margin-left="3.084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ple Homomorphic Encryption (SHE)</text:p>
      <text:h text:style-name="Heading_20_1" text:outline-level="1">Basics</text:h>
      <text:p text:style-name="Text_20_body">Homomorphic Encryption allows you to send encrypted data to a third party and that third party can do computations on the data and return it to you will all the computations happening on the encrypted data itself. This <text:span text:style-name="T1">l</text:span>ibrary uses the <text:span text:style-name="T1">HE</text:span>lib's binArithmetic library to implement as full a C++ semantic as possible. H<text:span text:style-name="T1">E</text:span>lib uses the BGV homomorphic encryption system. This system can do primitive operations of bit level addition and bit level multiplication. Each operation adds some noise to the result, so only a limited number of operations can be done before the noise overwhelms our actual data. Part of BGV is a way to set the noise level to a lower value by decrypting our the encrypted value homophorphically. The details aren't important for the use of SHE<text:span text:style-name="T4">Lib</text:span>, but this affects the performance of any calculations you do.</text:p>
      <text:h text:style-name="Heading_20_1" text:outline-level="1">The goals of this library.</text:h>
      <text:p text:style-name="Text_20_body">H<text:span text:style-name="T4">E</text:span>lib as been available for about 10 years, and is already used in systems to provide homomorphic services. It is the "assembler" level of doing homomorphic encryption, with a few higher level features like binArithmetic. The latter provides basic functionality like shift, bitwise operations, addition, subtraction, and multiplication. Using helib requires finding correct parameters, and initializing crypto systems with those parameters, which can be tricky.</text:p>
      <text:p text:style-name="Text_20_body">The goals of this library is to reduce the complexity of initializing your the system and provide C++ like access to underlying homomorphic operations.</text:p>
      <text:p text:style-name="Text_20_body">Overall the goals, in order, are:</text:p>
      <text:list xml:id="list1393063422" text:style-name="L1">
        <text:list-item>
          <text:p text:style-name="P7">Ease of Use: Encrypted values are represented by C++ classes that mimic the C++ builtin types, with operator overrides so you an do math on them just like the native types. The compiler precedence work, non-bool value will take on bool values in logical expression (1=non-zero, 0=0).</text:p>
        </text:list-item>
      </text:list>
      <text:list xml:id="list760782007" text:style-name="L2">
        <text:list-item>
          <text:list>
            <text:list-item>
              <text:p text:style-name="P8">this means much of the details of <text:span text:style-name="T1">HE</text:span>lib are hidden, and while you can get the underlying <text:span text:style-name="T1">HE</text:span>lib data structures, you usually don't have to.</text:p>
            </text:list-item>
            <text:list-item>
              <text:p text:style-name="P8">as much as possible, your standard programming will work (with the notable exception of comparison, which returns an encrypted value <text:span text:style-name="T1">and the results</text:span> cannot affect your program flow (see more below)<text:span text:style-name="T7">)</text:span>.</text:p>
            </text:list-item>
          </text:list>
        </text:list-item>
      </text:list>
      <text:list xml:id="list155402437534585" text:continue-list="list1393063422" text:style-name="L1">
        <text:list-item>
          <text:p text:style-name="P7">Correct and fully functioning: <text:s/>The goal is that anything that you can possibly do with the built-ins, you should be able to do with the Encrypted values, except you can't cast encrypted values to unencrypted values (so you can't get a bool, or instance from a comparison).</text:p>
        </text:list-item>
      </text:list>
      <text:list xml:id="list2210220347" text:style-name="L3">
        <text:list-item>
          <text:list>
            <text:list-item>
              <text:p text:style-name="P9"><text:soft-page-break/>this means that integer division is included, even if it could take hours or days to complete.</text:p>
            </text:list-item>
            <text:list-item>
              <text:p text:style-name="P9">encrypted int64 types are allowed, even though they would take hours to do basic operations.</text:p>
            </text:list-item>
            <text:list-item>
              <text:p text:style-name="P9">bootstrapping (see below) is implemented automatically so you don't have to worry about it in your initial implementation (even if i<text:span text:style-name="T1">t</text:span> slows down performance<text:span text:style-name="T7">)</text:span>.</text:p>
            </text:list-item>
          </text:list>
        </text:list-item>
      </text:list>
      <text:list xml:id="list155402880582461" text:continue-list="list155402437534585" text:style-name="L1">
        <text:list-item>
          <text:p text:style-name="P7">Perfo<text:span text:style-name="T4">r</text:span>mance: This is goal 3. This means if there are two ways of doing something, one way is significantly slower, but produces the correct results and the other way is faster, but sometimes hits corner cases. I've chosen correctness. That being said, I will usually try to chose the method that provides optimal performance <text:span text:style-name="T1">within the correctness constraint</text:span>. I've also provided access to methods the application programmer can use to optimize their implementation.</text:p>
        </text:list-item>
      </text:list>
      <text:h text:style-name="Heading_20_1" text:outline-level="1">Using SHELib</text:h>
      <text:h text:style-name="Heading_20_2" text:outline-level="2">KeyGeneration and management.</text:h>
      <text:p text:style-name="Text_20_body">To use SHE, you first need to get a keypair. This keyPair is generated using the SHEGenerate_KeyPair(), which takes a type, a security level, and an operation level. The operation level sets how many operations you can do before you need to bootstrap again. The higher the operation level, the slower each operation will be for a given security level. Security level is the strength of the system in bits. Several levels are provided that are not really secure, but allow you to experiment before cranking up to a higher security level.</text:p>
      <text:p text:style-name="Text_20_body">One you have your keyPair, you can save them to a file, or stream using the C++ &lt;&lt; operators. In a real system, you will want to send the publickey along with your encrypted data, so that they server can operate on your encrypted data.</text:p>
      <text:p text:style-name="Text_20_body">NOTE: in production, only the client needs to generate a keypair, the server just accepts publicKey along with the encrypted data.</text:p>
      <text:h text:style-name="Heading_20_2" text:outline-level="2">Integer operations.</text:h>
      <text:p text:style-name="Text_20_body">Encrypted data is stored in various SHEInt classes: SHEInt8, SHEInt16, SHEInt32, SHEInt64, SHEUInt8, SHEUInt16, SHEUInt32, SHEUInt64and SHEBool. These correspond the the C++ types int8_t, int16_t, int32_t, int64_t, uint8_t, uint16_t, uint32_t, uint64_t, and bool respectively</text:p>
      <text:p text:style-name="Text_20_body">These classes are all subclasses of SHEInt, so you can implement generic integer libraries that work on any of these native types by using SHEInt. All SHEInt constructs must have a publicKey, either explicitly, or implicitly. Simply declare a SHEInt variable, and start using it.</text:p>
      <text:p text:style-name="Text_20_body"/>
      <text:p text:style-name="P1">SHEInt16 a(publicKey);</text:p>
      <text:p text:style-name="P1">SHEInt16 b(publicKey);</text:p>
      <text:p text:style-name="P1">SHEInt16 r(publicKey);</text:p>
      <text:p text:style-name="P1"><text:soft-page-break/></text:p>
      <text:p text:style-name="P1">a = 5;</text:p>
      <text:p text:style-name="P1">b = -7;</text:p>
      <text:p text:style-name="P1"/>
      <text:p text:style-name="P1">r = a*a + b;</text:p>
      <text:p text:style-name="Text_20_body">All the basic integer operators are supported except <text:s/>the ? operator (a?b:c). Instead you can use a.select(b:c), or select(a,b,c);</text:p>
      <text:p text:style-name="Text_20_body">Logical and comparison operations return SHEInt and not bool, and there is no cast from SHEInt to bool. This is because the results of these operations are encrypted, so they cannot be examined directly in your program. This means they can not be used in a if, or as an exit to a loop condition.</text:p>
      <text:p text:style-name="P1">if (a == b) <text:s/>// This will not work.</text:p>
      <text:p text:style-name="Text_20_body">This is because the result of the comparison is itself encrypted. So you can't query the result (unless you decrypt it). What you can do is use the result to select a value:</text:p>
      <text:p text:style-name="P1">r = (a==b).select(10, 5);</text:p>
      <text:p text:style-name="Text_20_body">or</text:p>
      <text:p text:style-name="P1">r = select(a==b, 10, 5);</text:p>
      <text:p text:style-name="Text_20_body">r will get the selected encrypted value (either 10 or 5) depending on the state of the comparison. You can use integer constants or SHEInt values or a mix of values in the select.</text:p>
      <text:p text:style-name="Text_20_body">To implement a while loop with an encrypted index, you can't use and encrypted bool result to exit the loop. Instead you need to use a for loop to loop over all the possibilities and stop updating your variables when the loop condition 'ends':</text:p>
      <text:p text:style-name="P1">// unencrypted a and b:</text:p>
      <text:p text:style-name="P1">while (a &lt; b) {</text:p>
      <text:p text:style-name="P1"><text:s text:c="2"/>a += 1;</text:p>
      <text:p text:style-name="P1"><text:s text:c="2"/>b &gt;&gt; 1;</text:p>
      <text:p text:style-name="P1">}</text:p>
      <text:p text:style-name="P1"/>
      <text:p text:style-name="P1">// encrypted a &amp;&amp; b, assumes a is not negative...</text:p>
      <text:p text:style-name="P1">SHEBool lbreak(publicKey, false);</text:p>
      <text:p text:style-name="P1">for (int i=0; i &lt; b.getSize(); i++) {</text:p>
      <text:p text:style-name="P1"><text:s text:c="2"/>// lbreak is zero until the condition is reached</text:p>
      <text:p text:style-name="P1"><text:s text:c="2"/>lbreak= lbreak || (a &lt; b);</text:p>
      <text:p text:style-name="P1"><text:s text:c="2"/>// update variables until the lbreak condition occurs</text:p>
      <text:p text:style-name="P1"><text:s text:c="2"/>a = lbreak.select(a, a+1);</text:p>
      <text:p text:style-name="P1"><text:s text:c="2"/>b = lbreak.select(b, b&gt;&gt;1);</text:p>
      <text:p text:style-name="P1">}</text:p>
      <text:p text:style-name="Text_20_body">Note: it's important to know the actual maximum bound of the while loop, if, in the above example, a is -b.getSize(), then this loop won't execute as long as expected an will produce incorrect results.</text:p>
      <text:h text:style-name="Heading_20_2" text:outline-level="2">SHEVector operations.</text:h>
      <text:p text:style-name="Text_20_body">SHEVector allows you to store a vector or array of encrypted values and access that array with an encrypted index. In all other ways it functions as a normal std::vector. When using an encrypted index, you can't assign to it, but you can use the assign() method:</text:p>
      <text:p text:style-name="P1">SHEInt16 model(publicKey);</text:p>
      <text:p text:style-name="P1">SHEVector&lt;SHEInt16&gt; array(model,1);</text:p>
      <text:p text:style-name="P1">SHEInt16 r(publicKey,5);</text:p>
      <text:p text:style-name="P1"><text:soft-page-break/>SHEInt16 r2(publicKey);</text:p>
      <text:p text:style-name="P1">SHEInt8 index(publicKey, 3);</text:p>
      <text:p text:style-name="P1"/>
      <text:p text:style-name="P1">array[1] = SHEInt16(publicKey, 5); // this works because the index is</text:p>
      <text:p text:style-name="P1"><text:s text:c="35"/>// unencrypted</text:p>
      <text:p text:style-name="P1">array[3] = r;</text:p>
      <text:p text:style-name="P1">r2 = array[index]; <text:s text:c="15"/>// r2 will get an encrypted value of r</text:p>
      <text:p text:style-name="P1">array[index] = SHEInt16(publicKey, 7) // this will not work.</text:p>
      <text:p text:style-name="P1">array.assign(index,SHEInt16(publicKey, 7)) // use this instead</text:p>
      <text:p text:style-name="Text_20_body">SHEVectors can store and index any value that has a &lt;type&gt;select(const SHEInt &amp;, const &lt;type&gt;&amp;, const &lt;type&gt;&amp;); function. Indexes are type SHEInt.</text:p>
      <text:h text:style-name="Heading_20_2" text:outline-level="2">Using encrypted indicies on unencrypted arrays, vectors and maps.</text:h>
      <text:p text:style-name="Text_20_body">SHEVector.h also defines 3 template functions: getArray, getVector, and getMap which takes normal arrays, vectors and maps and returns encrypted values based on encrypted indicies. These functions also take a default encrypted value to use if the index is out of bounds.</text:p>
      <text:h text:style-name="Heading_20_2" text:outline-level="2">SHEFp operations</text:h>
      <text:p text:style-name="Text_20_body">Like SHEInt, SHEFp is a base class used to implement SHEHalfFloat, SHEBFloat16, SHEFloat, SHEDouble, SHEExtendedFloat, and SHELongDouble. Like SHEInt, in needs to be initialized with a publicKey either implicitly or explicitly. Once you have a float variable, you can assign to it, operate, on it, etc. Basic operators +, -, *, and / are defined (returning SHEFp). Comparison operators return SHEBool and can be used in a select function:</text:p>
      <text:p text:style-name="Text_20_body">SHEFp select(&amp;SHEBool sel,const SHEFp &amp;a_true, const SHEFp &amp;a_false);</text:p>
      <text:p text:style-name="Text_20_body"><text:span text:style-name="T2">as well as </text:span>version<text:span text:style-name="T2">s</text:span> <text:span text:style-name="T2">which </text:span>also allow mixing in floating point constants as well.</text:p>
      <text:p text:style-name="Text_20_body">A special SHEFpBool class is defined which allows syntax like:</text:p>
      <text:p text:style-name="Text_20_body"><text:s text:c="4"/>SHEFp a = SHEFPBool(c&gt;b).select(c,b);</text:p>
      <text:p text:style-name="Text_20_body">This is equivalent to a = select(c&gt;b,c,b);</text:p>
      <text:h text:style-name="Heading_20_3" text:outline-level="3">SHEString operations</text:h>
      <text:p text:style-name="P5">SHEString provides an encrypted version of std::string. Constructors take either a model string or a public key, just like SHEInt and SHEFp. Strings are implemented as a vector of SHEChar. The length of the string may or may not be encrypted. You can use the hasEncryptedLength flag to specify encryptedLength in the constructor. You can also call the encryptLength() methode to force a string to have an encrypted length. Any operation that uses an encrypted length itself, and encrypted position, or another string with an encrypted length will force the resulting string to have an encrypted length. The only operation that will cause a string with an encrypted length to have an unencrypted length is a resize with an unencrypted length value.</text:p>
      <text:p text:style-name="P5">Strings with encrypted lengths have 2 different modes, set by global class variables. The modes are fixed and non-fixed. Fixed strings all have the same length , set by the maxStringLength variable. If a <text:soft-page-break/>string result would be larger than maxStringLength, then that result is truncated. Non-fixed strings have variable lengths which are guaranteed to be the same or longer than the encrypted length. These strings are still limited by the maxEncryptedStringLength because the length is stored in a SHEUInt8 variable. <text:span text:style-name="T5">Applications can set the behavior with SHEString::SetFixedSize(), and query it with SHEString::getFixedSize() and SHEString::getHasFixedSize().</text:span></text:p>
      <text:h text:style-name="Heading_20_3" text:outline-level="3">Performance and bootstrapping.</text:h>
      <text:p text:style-name="Text_20_body">While pretty much anything you want to do with Integers and Doubles is support, not everything can be done in finite time. While the library 'hides' the details of underlying bootstrapping operations, they will quickly become apparent in your application. For any real security level, bootstrapping large integers, like 64 bits, can take 3-8 hours to complete. So while you may be able to do some operation in multiple seconds, when you run close to the noise limit, they can suddenly take hours. There are a couple of ways to mitigate this issue.</text:p>
      <text:list xml:id="list3881500949" text:style-name="L4">
        <text:list-item>
          <text:p text:style-name="P10">you can select a high noise tolerance context and try to complete your entire calculation before bootstrapping becomes necessary.</text:p>
        </text:list-item>
        <text:list-item>
          <text:p text:style-name="P10">you can use a lower noise tolerance to get faster performance for the same security level.</text:p>
        </text:list-item>
        <text:list-item>
          <text:p text:style-name="P10">you can reduce your security level.</text:p>
        </text:list-item>
        <text:list-item>
          <text:p text:style-name="P10">you can reduce your variable size.</text:p>
        </text:list-item>
      </text:list>
      <text:p text:style-name="Text_20_body">For almost all usable security levels, SHEInt64 will have extremely poor performance. SHEInt16 will have the best compromise of performance and functionality. If you do have to bootstrap, you can use the .bitCapacity() method to see how many more operations your variable can go before it needs to bootstrap. There is also a useful method (.verifyArgs()) that will preemptively bootstrap those variables before you execute a particular function. This is important because you may find that while SHELib can automatically bootstrap, it may bootstrap temporary copies, leaving the original variable unupdated. Also bootstrapping a variable that may be used in multiple locations helps keep all the variables that depend on it from loosing capacity.</text:p>
      <text:h text:style-name="Heading_20_2" text:outline-level="2">Debugging</text:h>
      <text:p text:style-name="Text_20_body">You can get logging output from the internals of each component of SHELib by providing a stream to the SHExxx::setLog function. Setting the logger will cause the function to output various calls to that function. You can also output summary information for SHEInt and SHEFp types using the SHEIntSummary and SHEFpSummary casts before outputting them to a stream:</text:p>
      <text:p text:style-name="Preformatted_20_Text"><text:s text:c="3"/>std::cout &lt;&lt; "My encrypted vars: " &lt;&lt; (SHEIntSummary) myint</text:p>
      <text:p text:style-name="P3"><text:s text:c="13"/>&lt;&lt; ", " &lt;&lt; (SHEFpSummary) myfloat &lt;&lt;</text:p>
      <text:p text:style-name="P3"><text:s text:c="13"/><text:span text:style-name="T6">&lt;&lt; ", " &lt;&lt; (SHEStringSummary) mystring &lt;&lt;</text:span> std::endl</text:p>
      <text:p text:style-name="Text_20_body">For SHEInts you'll get:</text:p>
      <text:p text:style-name="P1">SHEInt(label, bitSize, isUnsigned, isZero, capacity[:value])</text:p>
      <text:p text:style-name="Text_20_body">where:</text:p>
      <text:list xml:id="list2122865014" text:style-name="L5">
        <text:list-item>
          <text:p text:style-name="P12">label<text:tab/><text:tab/>is the label you set on the variable (temporaries get their ow<text:span text:style-name="T3">n </text:span>unique 't' label <text:soft-page-break/>which is set when they are first printed).</text:p>
        </text:list-item>
        <text:list-item>
          <text:p text:style-name="P12"><text:span text:style-name="T6">b</text:span>itSize<text:tab/><text:tab/>is the number of encrypted bits of this SHEInt (same as returned from myint.getSize()).</text:p>
        </text:list-item>
        <text:list-item>
          <text:p text:style-name="P11"><text:span text:style-name="T6">i</text:span>sUnsigned<text:tab/>is 'U' for unsigned values and 'S' for signed values.</text:p>
        </text:list-item>
        <text:list-item>
          <text:p text:style-name="P11"><text:span text:style-name="T6">i</text:span>sZero<text:tab/><text:tab/>is 'Z' if this value is an unencrypted explicit zero, and 'E' if this is a properly encrypted value.</text:p>
        </text:list-item>
        <text:list-item>
          <text:p text:style-name="P12"><text:span text:style-name="T6">c</text:span>apacity<text:tab/>how many 'level's are left before this variable is too noisy to be useful, MAX means the value is effectively unencrypted and has no noise.</text:p>
        </text:list-item>
        <text:list-item>
          <text:p text:style-name="P12"><text:span text:style-name="T6">v</text:span>alue<text:tab/><text:tab/>is the decrypted value. It's only included if you have set the private key with SHEInt::setDebugPrivateKey(SHEPrivateKey&amp;)</text:p>
        </text:list-item>
      </text:list>
      <text:p text:style-name="Text_20_body">For SHEFps you'll get:</text:p>
      <text:p text:style-name="Preformatted_20_Text">SHEFp(label, expBitSize, mantissaBitSize, capacity[:value])</text:p>
      <text:list xml:id="list1762161571" text:style-name="L6">
        <text:list-item>
          <text:p text:style-name="P14">label<text:tab/><text:tab/>is the label you set on the variable (temporaries get their own unique 't' label which is set when they are first printed).</text:p>
        </text:list-item>
        <text:list-item>
          <text:p text:style-name="P14"><text:span text:style-name="T6">e</text:span>xpBitSize<text:tab/>is the number of encrypted bits of exponent (same as returned from myfloat.getExp().getSize()).</text:p>
        </text:list-item>
        <text:list-item>
          <text:p text:style-name="P14"><text:span text:style-name="T6">m</text:span>antBitSize<text:tab/><text:span text:style-name="T3">i</text:span>s the number of encrypted bits mantissa (same as returned from myfloat.getMatissa().getSize()).</text:p>
        </text:list-item>
        <text:list-item>
          <text:p text:style-name="P14"><text:span text:style-name="T6">c</text:span>apacity<text:tab/>how many 'level's are left before this variable is too noisy to be useful, MAX means the value is effectively unencrypted and has no noise.</text:p>
        </text:list-item>
        <text:list-item>
          <text:p text:style-name="P14">value<text:tab/><text:tab/>is the decrypted value. It's only included if you have set the private key with SHEFp::setDebugPrivateKey(SHEPrivateKey&amp;)</text:p>
        </text:list-item>
      </text:list>
      <text:p text:style-name="P4">For SHE<text:span text:style-name="T6">Strings</text:span> you'll get:</text:p>
      <text:p text:style-name="P2">SHE<text:span text:style-name="T8">String</text:span>(label, <text:span text:style-name="T6">encryptedLength</text:span>, <text:span text:style-name="T6">size</text:span>, capacity[:”value”])</text:p>
      <text:p text:style-name="P4">where:</text:p>
      <text:list xml:id="list155403567439220" text:continue-list="list2122865014" text:style-name="L5">
        <text:list-item>
          <text:p text:style-name="P13">label<text:tab/><text:tab/>is the label you set on the variable (temporaries get their ow<text:span text:style-name="T3">n </text:span>unique 't' label which is set when they are first printed).</text:p>
        </text:list-item>
        <text:list-item>
          <text:p text:style-name="P13"><text:span text:style-name="T6">encryptedLength</text:span><text:tab/><text:span text:style-name="T6">is ‘El’ if the length is encrypted and ‘Ul’ for unencrypted length.</text:span></text:p>
        </text:list-item>
        <text:list-item>
          <text:p text:style-name="P13"><text:span text:style-name="T6">size</text:span><text:tab/><text:tab/><text:span text:style-name="T6">size of the string buffer, for unencrypted lengths this is the string size, for encrypted lengths it’s always bigger than equal to the real length</text:span>.</text:p>
        </text:list-item>
        <text:list-item>
          <text:p text:style-name="P13"><text:span text:style-name="T6">c</text:span>apacity<text:tab/>how many 'level's are left before this variable is too noisy to be useful, MAX means the value is effectively unencrypted and has no noise.</text:p>
        </text:list-item>
        <text:list-item>
          <text:p text:style-name="P13"><text:span text:style-name="T6">v</text:span>alue<text:tab/><text:tab/>is the decrypted value. It's only included if you have set the private key with SHE<text:span text:style-name="T6">String</text:span>::setDebugPrivateKey(SHEPrivateKey&amp;)</text:p>
        </text:list-item>
      </text:list>
      <text:p text:style-name="Text_20_body">If you don't cast the variables, you will get the object encoded as json, which is suitable for <text:soft-page-break/>communicating to other locations, but not all that usable for debugging.</text:p>
      <text:p text:style-name="P6">If you set some radix other than std::dec, all the above values will still be printed in radix std::dec except the SHEInt values, which will use the radix you supplied (std::hex or std::octal)</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1-12-08T15:54:02.095911421</dc:date>
    <dc:creator>Robert Relyea</dc:creator>
    <meta:editing-duration>PT15M59S</meta:editing-duration>
    <meta:editing-cycles>4</meta:editing-cycles>
    <meta:generator>LibreOffice/6.4.7.2$Linux_X86_64 LibreOffice_project/40$Build-2</meta:generator>
    <meta:document-statistic meta:table-count="0" meta:image-count="0" meta:object-count="0" meta:page-count="7" meta:paragraph-count="117" meta:word-count="2373" meta:character-count="14676" meta:non-whitespace-character-count="12339"/>
  </office:meta>
</office:document-meta>
</file>